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a8dca" officeooo:paragraph-rsid="000a8dca" style:font-size-asian="15.75pt" style:font-size-complex="18pt"/>
    </style:style>
    <style:style style:name="P3" style:family="paragraph" style:parent-style-name="Standard">
      <style:text-properties fo:font-size="18pt" officeooo:rsid="000e494f" officeooo:paragraph-rsid="000e494f" style:font-size-asian="15.75pt" style:font-size-complex="18pt"/>
    </style:style>
    <style:style style:name="P4" style:family="paragraph" style:parent-style-name="Standard">
      <style:text-properties fo:font-size="18pt" officeooo:rsid="001069b3" officeooo:paragraph-rsid="001069b3" style:font-size-asian="15.75pt" style:font-size-complex="18pt"/>
    </style:style>
    <style:style style:name="P5" style:family="paragraph" style:parent-style-name="Standard">
      <style:text-properties fo:font-size="18pt" fo:font-weight="bold" officeooo:rsid="000fb79d" officeooo:paragraph-rsid="000fb79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8pt" fo:font-weight="normal" officeooo:rsid="001069b3" officeooo:paragraph-rsid="001069b3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9211e" fo:font-size="18pt" fo:font-weight="bold" officeooo:rsid="00077c7c" officeooo:paragraph-rsid="00077c7c" style:font-size-asian="15.75pt" style:font-weight-asian="bold" style:font-size-complex="18pt" style:font-weight-complex="bold"/>
    </style:style>
    <style:style style:name="P10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5.75pt" style:font-size-complex="18pt" loext:padding="0cm" loext:border="none"/>
    </style:style>
    <style:style style:name="T5" style:family="text">
      <style:text-properties fo:font-weight="bold" style:font-weight-asian="bold" style:font-weight-complex="bold" loext:padding="0cm" loext:border="none"/>
    </style:style>
    <style:style style:name="T6" style:family="text">
      <style:text-properties fo:color="#4ec9b0"/>
    </style:style>
    <style:style style:name="T7" style:family="text">
      <style:text-properties fo:color="#4fc1ff"/>
    </style:style>
    <style:style style:name="T8" style:family="text">
      <style:text-properties fo:color="#9cdcfe"/>
    </style:style>
    <style:style style:name="T9" style:family="text">
      <style:text-properties fo:color="#d4d4d4"/>
    </style:style>
    <style:style style:name="T10" style:family="text">
      <style:text-properties fo:color="#ce9178"/>
    </style:style>
    <style:style style:name="T11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source Dependencies</text:p>
      <text:p text:style-name="P6">Which argument should be used to explicitly set dependencies for a resource?</text:p>
      <text:p text:style-name="P2">depends_on</text:p>
      <text:p text:style-name="P2"/>
      <text:p text:style-name="Standard"><text:span text:style-name="Source_20_Text"><text:span text:style-name="T3">Resource A </text:span></text:span><text:span text:style-name="T3">relies on another </text:span><text:span text:style-name="Source_20_Text"><text:span text:style-name="T3">Resource B </text:span></text:span><text:span text:style-name="T3">but doesn't access any of its attributes in its own arguments. What is this type of dependency called?</text:span></text:p>
      <text:p text:style-name="P3">Explicit dependency</text:p>
      <text:p text:style-name="P3"/>
      <text:p text:style-name="P5">How do we make use of implicit dependency?</text:p>
      <text:p text:style-name="P4">Reference expression</text:p>
      <text:p text:style-name="P4"/>
      <text:p text:style-name="Text_20_body"><text:span text:style-name="T3">In the configuration directory </text:span><text:span text:style-name="Source_20_Text"><text:span text:style-name="T3">/root/terraform-projects/key-generator</text:span></text:span><text:span text:style-name="T3">, create a file called </text:span><text:span text:style-name="Source_20_Text"><text:span text:style-name="T3">key.tf </text:span></text:span><text:span text:style-name="T3">with the following specifications:<text:line-break/>Resource Type: </text:span><text:span text:style-name="Source_20_Text"><text:span text:style-name="T3">tls_private_key</text:span></text:span><text:span text:style-name="T3"><text:line-break/>Resource Name: </text:span><text:span text:style-name="Source_20_Text"><text:span text:style-name="T3">pvtkey</text:span></text:span><text:span text:style-name="T3"><text:line-break/>algorithm: </text:span><text:span text:style-name="Source_20_Text"><text:span text:style-name="T3">RSA</text:span></text:span><text:span text:style-name="T3"><text:line-break/>rsa_bits: </text:span><text:span text:style-name="Source_20_Text"><text:span text:style-name="T3">4096</text:span></text:span></text:p>
      <text:p text:style-name="Text_20_body"><text:span text:style-name="T3">When ready, run </text:span><text:span text:style-name="Source_20_Text"><text:span text:style-name="T3">terraform init, plan and apply</text:span></text:span><text:span text:style-name="T3">.<text:line-break/>If unsure, refer to the documentation.</text:span></text:p>
      <text:p text:style-name="P7">resource "tls_private_key" "pvtkey" {</text:p>
      <text:p text:style-name="P7">algorithm = "RSA"</text:p>
      <text:p text:style-name="P7">rsa_bits = 4096</text:p>
      <text:p text:style-name="P7">}</text:p>
      <text:p text:style-name="P4"/>
      <text:p text:style-name="Text_20_body"><text:span text:style-name="T3">Now, let's use the </text:span><text:span text:style-name="Source_20_Text"><text:span text:style-name="T3">private key </text:span></text:span><text:span text:style-name="T3">created by this resource in another resource of type </text:span><text:span text:style-name="Source_20_Text"><text:span text:style-name="T3">local file</text:span></text:span><text:span text:style-name="T3">. Update the </text:span><text:span text:style-name="Source_20_Text"><text:span text:style-name="T3">key.tf </text:span></text:span><text:span text:style-name="T3">file with the requirements:<text:line-break/></text:span><text:soft-page-break/><text:span text:style-name="T3"><text:line-break/>Resource Name: </text:span><text:span text:style-name="Source_20_Text"><text:span text:style-name="T3">key_details</text:span></text:span></text:p>
      <text:p text:style-name="Text_20_body"><text:span text:style-name="T3">File Name: </text:span><text:span text:style-name="Source_20_Text"><text:span text:style-name="T3">/root/key.txt</text:span></text:span><text:span text:style-name="T3"><text:line-break/>Content: use a reference expression to use the attribute called </text:span><text:span text:style-name="Source_20_Text"><text:span text:style-name="T3">private_key_pem </text:span></text:span><text:span text:style-name="T3">of the </text:span><text:span text:style-name="Source_20_Text"><text:span text:style-name="T3">pvtkey </text:span></text:span><text:span text:style-name="T3">resource.</text:span></text:p>
      <text:p text:style-name="Text_20_body"><text:span text:style-name="T3">When ready, run </text:span><text:span text:style-name="Source_20_Text"><text:span text:style-name="T3">terraform init, plan and apply</text:span></text:span><text:span text:style-name="T3">.</text:span></text:p>
      <text:p text:style-name="P8">resource "local_file" "key_details" {</text:p>
      <text:p text:style-name="P8"><text:s text:c="2"/>content <text:s/>= tls_private_key.pvtkey.private_key_pem</text:p>
      <text:p text:style-name="P8"><text:s text:c="2"/>filename = "/root/key.txt"</text:p>
      <text:p text:style-name="P8">}</text:p>
      <text:p text:style-name="P1"/>
      <text:p text:style-name="P1"/>
      <text:p text:style-name="P10">Now destroy these two resources.</text:p>
      <text:p text:style-name="Text_20_body"><text:span text:style-name="T3">Use </text:span><text:span text:style-name="Source_20_Text"><text:span text:style-name="T3">terraform destroy</text:span></text:span><text:span text:style-name="T3">.</text:span></text:p>
      <text:p text:style-name="P1"/>
      <text:p text:style-name="Text_20_body"><text:span text:style-name="T3">Within this directory, create two </text:span><text:span text:style-name="Source_20_Text"><text:span text:style-name="T3">local_file </text:span></text:span><text:span text:style-name="T3">type resources in </text:span><text:span text:style-name="Source_20_Text"><text:span text:style-name="T3">main.tf </text:span></text:span><text:span text:style-name="T3">file.<text:line-break/><text:line-break/>Resource 1:<text:line-break/>Resource Name: </text:span><text:span text:style-name="Source_20_Text"><text:span text:style-name="T3">whale</text:span></text:span><text:span text:style-name="T3"><text:line-break/>File Name: </text:span><text:span text:style-name="Source_20_Text"><text:span text:style-name="T3">/root/whale</text:span></text:span><text:span text:style-name="T3"><text:line-break/>content: </text:span><text:span text:style-name="Source_20_Text"><text:span text:style-name="T3">whale</text:span></text:span><text:span text:style-name="T3"><text:line-break/><text:line-break/>Resource 2:<text:line-break/>Resource Name:</text:span><text:span text:style-name="Source_20_Text"><text:span text:style-name="T3">krill</text:span></text:span><text:span text:style-name="T3"><text:line-break/>File Name: </text:span><text:span text:style-name="Source_20_Text"><text:span text:style-name="T3">/root/krill</text:span></text:span><text:span text:style-name="T3"><text:line-break/>content: </text:span><text:span text:style-name="Source_20_Text"><text:span text:style-name="T3">krill</text:span></text:span><text:span text:style-name="T3"><text:line-break/>Resource called </text:span><text:span text:style-name="Source_20_Text"><text:span text:style-name="T3">whale </text:span></text:span><text:span text:style-name="T3">should depend on </text:span><text:span text:style-name="Source_20_Text"><text:span text:style-name="T3">krill </text:span></text:span><text:span text:style-name="T3">but do not use reference expressions.</text:span></text:p>
      <text:p text:style-name="Text_20_body"><text:soft-page-break/><text:span text:style-name="T3">When ready, run </text:span><text:span text:style-name="Source_20_Text"><text:span text:style-name="T3">terraform init, plan and apply</text:span></text:span><text:span text:style-name="T3">.</text:span></text:p>
      <text:p text:style-name="P7">resource "local_file" "whale" {</text:p>
      <text:p text:style-name="P7">filename = "/root/whale"</text:p>
      <text:p text:style-name="P7">content = "whale"</text:p>
      <text:p text:style-name="P7">depends_on = [local_file.krill]</text:p>
      <text:p text:style-name="P7">}</text:p>
      <text:p text:style-name="P7">resource "local_file" "krill" {</text:p>
      <text:p text:style-name="P7">filename = "/root/krill"</text:p>
      <text:p text:style-name="P7">content = "krill"</text:p>
      <text:p text:style-name="P7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23:39:27.489613849</meta:creation-date>
    <dc:date>2024-04-23T23:51:04.761863328</dc:date>
    <meta:editing-duration>PT11M29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33" meta:word-count="249" meta:character-count="1743" meta:non-whitespace-character-count="1519"/>
  </office:meta>
</office:document-meta>
</file>